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1200000465D81B1EE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Standard" style:list-style-name="WW8Num9">
      <style:text-properties style:font-name="Tempus Sans ITC" fo:font-size="14pt" fo:font-weight="bold" style:font-size-asian="14pt" style:font-weight-asian="bold" style:font-size-complex="14pt"/>
    </style:style>
    <style:style style:name="P3" style:family="paragraph" style:parent-style-name="Standard" style:list-style-name="WW8Num39"/>
    <style:style style:name="P4" style:family="paragraph" style:parent-style-name="Standard">
      <style:paragraph-properties fo:margin-left="0.5in" fo:margin-right="0in" fo:text-indent="0.25in" style:auto-text-indent="false"/>
      <style:text-properties style:font-name="Arial"/>
    </style:style>
    <style:style style:name="P5" style:family="paragraph" style:parent-style-name="Standard" style:list-style-name="WW8Num39">
      <style:text-properties style:font-name="Arial"/>
    </style:style>
    <style:style style:name="P6" style:family="paragraph" style:parent-style-name="Standard" style:list-style-name="WW8Num39">
      <style:paragraph-properties>
        <style:tab-stops>
          <style:tab-stop style:position="1.0626in"/>
        </style:tab-stops>
      </style:paragraph-properties>
    </style:style>
    <style:style style:name="P7" style:family="paragraph" style:parent-style-name="Standard" style:list-style-name="WW8Num39">
      <style:paragraph-properties>
        <style:tab-stops>
          <style:tab-stop style:position="1.0626in"/>
        </style:tab-stops>
      </style:paragraph-properties>
      <style:text-properties style:font-name="Arial"/>
    </style:style>
    <style:style style:name="P8" style:family="paragraph" style:parent-style-name="Standard" style:list-style-name="WW8Num39">
      <style:paragraph-properties fo:margin-left="0in" fo:margin-right="0in" fo:text-indent="0in" style:auto-text-indent="false"/>
      <style:text-properties style:font-name="Arial"/>
    </style:style>
    <style:style style:name="P9" style:family="paragraph" style:parent-style-name="Standard" style:list-style-name="WW8Num9">
      <style:paragraph-properties>
        <style:tab-stops>
          <style:tab-stop style:position="1.0626in"/>
        </style:tab-stops>
      </style:paragraph-properties>
      <style:text-properties style:font-name="Tempus Sans ITC" fo:font-size="14pt" fo:font-weight="bold" style:font-size-asian="14pt" style:font-weight-asian="bold" style:font-size-complex="14pt"/>
    </style:style>
    <style:style style:name="P10" style:family="paragraph" style:parent-style-name="Standard" style:list-style-name="WW8Num39">
      <style:paragraph-properties fo:margin-left="-0.0626in" fo:margin-right="0in" fo:text-indent="0in" style:auto-text-indent="false"/>
    </style:style>
    <style:style style:name="P11" style:family="paragraph" style:parent-style-name="Standard" style:list-style-name="WW8Num39">
      <style:paragraph-properties fo:margin-left="-0.0626in" fo:margin-right="0in" fo:text-indent="0in" style:auto-text-indent="false"/>
      <style:text-properties style:font-name="Arial"/>
    </style:style>
    <style:style style:name="P12" style:family="paragraph" style:parent-style-name="Standard">
      <style:paragraph-properties fo:margin-left="0.6874in" fo:margin-right="0in" fo:text-indent="0in" style:auto-text-indent="false"/>
      <style:text-properties style:font-name="Arial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Arial"/>
    </style:style>
    <style:style style:name="P14" style:family="paragraph" style:parent-style-name="Standard" style:list-style-name="WW8Num10"/>
    <style:style style:name="P15" style:family="paragraph" style:parent-style-name="Standard" style:list-style-name="WW8Num10">
      <style:text-properties style:font-name="Arial"/>
    </style:style>
    <style:style style:name="T1" style:family="text">
      <style:text-properties style:font-name="Tempus Sans ITC" fo:font-size="20pt" style:font-size-asian="20pt" style:font-size-complex="20pt"/>
    </style:style>
    <style:style style:name="T2" style:family="text">
      <style:text-properties style:font-name="Arial"/>
    </style:style>
    <style:style style:name="Sect1" style:family="section">
      <style:section-properties text:dont-balance-text-columns="true" style:writing-mode="lr-tb" style:editable="false">
        <style:columns fo:column-count="2" fo:column-gap="0.4917in">
          <style:column style:rel-width="32767*" fo:start-indent="0in" fo:end-indent="0.2457in"/>
          <style:column style:rel-width="32767*" fo:start-indent="0.2457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ung Gar: Tiger and Crane</text:span></text:p>
      <text:section text:style-name="Sect1" text:name="Section1">
        <text:list text:style-name="WW8Num9">
          <text:list-item>
            <text:p text:style-name="P2">Opening</text:p>
          </text:list-item>
        </text:list>
        <text:list text:style-name="WW8Num39">
          <text:list-item>
            <text:p text:style-name="P3"><text:span text:style-name="T2">Left Roll Block Spotted</text:span></text:p>
          </text:list-item>
          <text:list-item>
            <text:p text:style-name="P3"><text:span text:style-name="T2">Step Left To T, R Roll Block</text:span></text:p>
          </text:list-item>
          <text:list-item>
            <text:p text:style-name="P3"><text:span text:style-name="T2">Dragon And Tiger Go Into Hiding</text:span></text:p>
          </text:list-item>
          <text:list-item>
            <text:p text:style-name="P3"><text:span text:style-name="T2">Tiger And Dragon Appear</text:span></text:p>
          </text:list-item>
          <text:list-item>
            <text:p text:style-name="P3"><text:span text:style-name="T2">Return To Spotted, Dragon Spits Out A Pearl</text:span></text:p>
          </text:list-item>
        </text:list>
        <text:list text:style-name="WW8Num9">
          <text:list-item>
            <text:p text:style-name="P2">Poison Hands/ Iron Body</text:p>
          </text:list-item>
        </text:list>
        <text:p text:style-name="P4">Adjust Feet</text:p>
        <text:list text:style-name="WW8Num39" text:continue-numbering="true">
          <text:list-item>
            <text:list text:continue-numbering="true">
              <text:list-item>
                <text:p text:style-name="P3"><text:span text:style-name="T2">Suppress The Tiger</text:span></text:p>
              </text:list-item>
              <text:list-item>
                <text:p text:style-name="P3"><text:span text:style-name="T2">Beauty Looks In The Mirror</text:span></text:p>
              </text:list-item>
              <text:list-item>
                <text:p text:style-name="P3"><text:span text:style-name="T2">Push Flowers Into A Sleeve</text:span></text:p>
              </text:list-item>
              <text:list-item>
                <text:p text:style-name="P3"><text:span text:style-name="T2">Willow Leaf Returns To Earth</text:span></text:p>
              </text:list-item>
              <text:list-item>
                <text:p text:style-name="P3"><text:span text:style-name="T2">Push Flowers Into A Sleeve</text:span></text:p>
              </text:list-item>
              <text:list-item>
                <text:p text:style-name="P5">1 Finger Divides China</text:p>
              </text:list-item>
              <text:list-item>
                <text:p text:style-name="P3"><text:span text:style-name="T2">High Split And Push</text:span></text:p>
              </text:list-item>
              <text:list-item>
                <text:p text:style-name="P5">Mid Split and Push</text:p>
              </text:list-item>
              <text:list-item>
                <text:p text:style-name="P5">Low Split and Push</text:p>
              </text:list-item>
              <text:list-item>
                <text:p text:style-name="P3"><text:span text:style-name="T2">Crane Vibrates It’s Wings</text:span></text:p>
              </text:list-item>
              <text:list-item>
                <text:p text:style-name="P3"><text:span text:style-name="T2">Dragon Plays In The Water </text:span></text:p>
              </text:list-item>
              <text:list-item>
                <text:p text:style-name="P3"><text:span text:style-name="T2">Fold The Elbow And Backfist</text:span></text:p>
              </text:list-item>
              <text:list-item>
                <text:p text:style-name="P3"><text:span text:style-name="T2">Suppress The Tiger</text:span></text:p>
              </text:list-item>
              <text:list-item>
                <text:p text:style-name="P3"><text:span text:style-name="T2">Beauty Looks In The Mirror</text:span></text:p>
              </text:list-item>
              <text:list-item>
                <text:p text:style-name="P3"><text:span text:style-name="T2">Push Flowers Into A Sleeve</text:span></text:p>
              </text:list-item>
              <text:list-item>
                <text:p text:style-name="P3"><text:span text:style-name="T2">Willow Leaf Returns To Earth</text:span></text:p>
              </text:list-item>
              <text:list-item>
                <text:p text:style-name="P3"><text:span text:style-name="T2">Push Flowers Into A Sleeve</text:span></text:p>
              </text:list-item>
              <text:list-item>
                <text:p text:style-name="P5">1 Finger Divides China</text:p>
              </text:list-item>
              <text:list-item>
                <text:p text:style-name="P5">High Split And Push</text:p>
              </text:list-item>
              <text:list-item>
                <text:p text:style-name="P5">Mid Split and Push</text:p>
              </text:list-item>
              <text:list-item>
                <text:p text:style-name="P5">Low Split and Push</text:p>
              </text:list-item>
              <text:list-item>
                <text:p text:style-name="P3"><text:span text:style-name="T2">Crane Vibrates It’s Wings</text:span></text:p>
              </text:list-item>
              <text:list-item>
                <text:p text:style-name="P3"><text:span text:style-name="T2">Dragon Plays In The Water </text:span></text:p>
              </text:list-item>
              <text:list-item>
                <text:p text:style-name="P3"><text:span text:style-name="T2">Fold The Elbow And Backfist</text:span></text:p>
              </text:list-item>
              <text:list-item>
                <text:p text:style-name="P3"><text:span text:style-name="T2">Sweep Front And Behind</text:span></text:p>
              </text:list-item>
              <text:list-item>
                <text:p text:style-name="P3"><text:span text:style-name="T2">Lift The Sun And The Moon</text:span></text:p>
              </text:list-item>
              <text:list-item>
                <text:p text:style-name="P3"><text:span text:style-name="T2">Black Falcon Cools Its Wings</text:span></text:p>
              </text:list-item>
              <text:list-item>
                <text:p text:style-name="P3"><text:span text:style-name="T2">Drill And Claw, RL</text:span></text:p>
              </text:list-item>
              <text:list-item>
                <text:p text:style-name="P5">High Double Split and Push</text:p>
              </text:list-item>
              <text:list-item>
                <text:p text:style-name="P5">Mid Double Split and Push</text:p>
              </text:list-item>
              <text:list-item>
                <text:p text:style-name="P5">Low Double Split and Push</text:p>
              </text:list-item>
              <text:list-item>
                <text:p text:style-name="P3"><text:span text:style-name="T2">Double Crane Vibrates Its Wings</text:span></text:p>
              </text:list-item>
              <text:list-item>
                <text:p text:style-name="P3"><text:span text:style-name="T2">Double Dragon Goes Out To Sea</text:span></text:p>
              </text:list-item>
              <text:list-item>
                <text:p text:style-name="P3"><text:span text:style-name="T2">Golden Bridge Becoming Stable</text:span></text:p>
              </text:list-item>
              <text:list-item>
                <text:p text:style-name="P3"><text:span text:style-name="T2">Left Rotating Soft Bridge</text:span></text:p>
              </text:list-item>
              <text:list-item>
                <text:p text:style-name="P3"><text:span text:style-name="T2">Right Rotating Soft Bridge</text:span></text:p>
              </text:list-item>
              <text:list-item>
                <text:p text:style-name="P3"><text:span text:style-name="T2">Bail The Moon’s Reflection Out Of The Sea</text:span></text:p>
              </text:list-item>
              <text:list-item>
                <text:p text:style-name="P3"><text:span text:style-name="T2">Brutal King Lifts A Censer</text:span></text:p>
              </text:list-item>
              <text:list-item>
                <text:p text:style-name="P5">Cross Block</text:p>
              </text:list-item>
              <text:list-item>
                <text:p text:style-name="P3"><text:span text:style-name="T2">Spread The Wings</text:span></text:p>
              </text:list-item>
              <text:list-item>
                <text:p text:style-name="P3"><text:span text:style-name="T2">Crane Vibrates It’s Wings</text:span></text:p>
              </text:list-item>
              <text:list-item>
                <text:p text:style-name="P3"><text:span text:style-name="T2">Double Sword Cuts The Bridge</text:span></text:p>
              </text:list-item>
              <text:list-item>
                <text:p text:style-name="P5">Drop Wrists To Chop</text:p>
              </text:list-item>
              <text:list-item>
                <text:p text:style-name="P3"><text:span text:style-name="T2">Break The Bamboo Fence R</text:span></text:p>
              </text:list-item>
              <text:list-item>
                <text:p text:style-name="P3"><text:span text:style-name="T2">Break The Fence L</text:span></text:p>
              </text:list-item>
              <text:list-item>
                <text:p text:style-name="P3"><text:span text:style-name="T2">Wind Up To Side, Show Claws To Front In Horse.</text:span></text:p>
              </text:list-item>
              <text:list-item>
                <text:p text:style-name="P3"><text:span text:style-name="T2">Cat Washes It’s Face And Return To Spotted</text:span></text:p>
              </text:list-item>
            </text:list>
          </text:list-item>
        </text:list>
        <text:list text:style-name="WW8Num9">
          <text:list-item>
            <text:p text:style-name="P2">Leopard</text:p>
          </text:list-item>
        </text:list>
        <text:list text:style-name="WW8Num39" text:continue-numbering="true">
          <text:list-item>
            <text:list text:continue-numbering="true">
              <text:list-item>
                <text:p text:style-name="P5">White Horse Kicks Heels L</text:p>
              </text:list-item>
              <text:list-item>
                <text:p text:style-name="P3"><text:span text:style-name="T2">Suppress The Tiger L In Bow</text:span></text:p>
              </text:list-item>
              <text:list-item>
                <text:p text:style-name="P3"><text:span text:style-name="T2">Beauty Looks In The Mirror</text:span></text:p>
              </text:list-item>
              <text:list-item>
                <text:p text:style-name="P3"><text:span text:style-name="T2">Push Flowers Into A Sleeve</text:span></text:p>
              </text:list-item>
              <text:list-item>
                <text:p text:style-name="P5">One Finger Divides China</text:p>
              </text:list-item>
              <text:list-item>
                <text:p text:style-name="P5">High Split And Push</text:p>
              </text:list-item>
              <text:list-item>
                <text:p text:style-name="P5">Mid Split and Push</text:p>
              </text:list-item>
              <text:list-item>
                <text:p text:style-name="P5">Low Split and Push</text:p>
              </text:list-item>
              <text:list-item>
                <text:p text:style-name="P3"><text:span text:style-name="T2">Wipe The Sleeves</text:span></text:p>
              </text:list-item>
              <text:list-item>
                <text:p text:style-name="P3"><text:span text:style-name="T2">Advance The Horse Strike With Palm</text:span></text:p>
              </text:list-item>
              <text:list-item>
                <text:p text:style-name="P3"><text:span text:style-name="T2">Chopping Bamboo Into Little Pieces</text:span></text:p>
              </text:list-item>
              <text:list-item>
                <text:p text:style-name="P3"><text:span text:style-name="T2">Chop, Monk Comes Out Of The Cave R</text:span></text:p>
              </text:list-item>
              <text:list-item>
                <text:p text:style-name="P3"><text:span text:style-name="T2">Backfist Sweep</text:span></text:p>
              </text:list-item>
              <text:list-item>
                <text:p text:style-name="P5">Chamber and Stand Spotted</text:p>
              </text:list-item>
              <text:list-item>
                <text:p text:style-name="P5">White Horse Kicks Heels L</text:p>
              </text:list-item>
              <text:list-item>
                <text:p text:style-name="P3"><text:span text:style-name="T2">Suppress The Tiger L In Bow</text:span></text:p>
              </text:list-item>
              <text:list-item>
                <text:p text:style-name="P3"><text:span text:style-name="T2">Beauty Looks In The Mirror</text:span></text:p>
              </text:list-item>
              <text:list-item>
                <text:p text:style-name="P3"><text:span text:style-name="T2">Push Flowers Into A Sleeve</text:span></text:p>
              </text:list-item>
              <text:list-item>
                <text:p text:style-name="P5">One Finger Divides China</text:p>
              </text:list-item>
              <text:list-item>
                <text:p text:style-name="P5">High Split And Push</text:p>
              </text:list-item>
              <text:list-item>
                <text:p text:style-name="P5">Mid Split and Push</text:p>
              </text:list-item>
              <text:list-item>
                <text:p text:style-name="P5">Low Split and Push</text:p>
              </text:list-item>
              <text:list-item>
                <text:p text:style-name="P3"><text:span text:style-name="T2">Wipe The Sleeves</text:span></text:p>
              </text:list-item>
              <text:list-item>
                <text:p text:style-name="P3"><text:span text:style-name="T2">Advance The Horse Strike With Palm</text:span></text:p>
              </text:list-item>
              <text:list-item>
                <text:p text:style-name="P3"><text:span text:style-name="T2">Chopping Bamboo Into Little Pieces</text:span></text:p>
              </text:list-item>
              <text:list-item>
                <text:p text:style-name="P3"><text:span text:style-name="T2">Chop, Monk Comes Out Of The Cave L</text:span></text:p>
              </text:list-item>
              <text:list-item>
                <text:p text:style-name="P3"><text:span text:style-name="T2">Backfist Sweep</text:span></text:p>
              </text:list-item>
              <text:list-item>
                <text:p text:style-name="P5">Chamber and Stand Spotted</text:p>
              </text:list-item>
              <text:list-item>
                <text:p text:style-name="P3"><text:span text:style-name="T2">White Horse Kicks It’s Heels L</text:span></text:p>
              </text:list-item>
              <text:list-item>
                <text:p text:style-name="P3"><text:span text:style-name="T2">Step Forward And Push, Sparrow Hop 2 Arching Arms Wrap The Moon</text:span></text:p>
              </text:list-item>
              <text:list-item>
                <text:p text:style-name="P3"><text:span text:style-name="T2">Boy Venerates The Buddha</text:span></text:p>
              </text:list-item>
              <text:list-item>
                <text:p text:style-name="P3"><text:span text:style-name="T2">Wild Tiger Holds Up The Mountain</text:span></text:p>
              </text:list-item>
              <text:list-item>
                <text:p text:style-name="P3"><text:span text:style-name="T2">Tiger’s Eye And Leopard Fist</text:span></text:p>
              </text:list-item>
            </text:list>
          </text:list-item>
        </text:list>
        <text:list text:style-name="WW8Num9">
          <text:list-item>
            <text:p text:style-name="P2">Snake </text:p>
          </text:list-item>
        </text:list>
        <text:list text:style-name="WW8Num39" text:continue-numbering="true">
          <text:list-item>
            <text:list text:continue-numbering="true">
              <text:list-item>
                <text:p text:style-name="P3"><text:span text:style-name="T2">Wipe The Sleeves L</text:span></text:p>
              </text:list-item>
              <text:list-item>
                <text:p text:style-name="P5">Bow Punch R</text:p>
              </text:list-item>
              <text:list-item>
                <text:p text:style-name="P5">Horse Punch L</text:p>
              </text:list-item>
              <text:list-item>
                <text:p text:style-name="P3"><text:span text:style-name="T2">Parry In Cat</text:span></text:p>
              </text:list-item>
              <text:list-item>
                <text:p text:style-name="P3"><text:span text:style-name="T2">Chop In Horse</text:span></text:p>
              </text:list-item>
              <text:list-item>
                <text:p text:style-name="P3"><text:span text:style-name="T2">Drill And Push</text:span></text:p>
              </text:list-item>
              <text:list-item>
                <text:p text:style-name="P5">Double Hanging Fists</text:p>
              </text:list-item>
              <text:list-item>
                <text:p text:style-name="P3"><text:span text:style-name="T2">Double Hanging Fists Come Down</text:span></text:p>
              </text:list-item>
              <text:list-item>
                <text:p text:style-name="P3"><text:span text:style-name="T2">Single Fist Break The Sky</text:span></text:p>
              </text:list-item>
              <text:list-item>
                <text:p text:style-name="P5">Double Fist Break The Sky</text:p>
              </text:list-item>
              <text:list-item>
                <text:p text:style-name="P5">8 Section Arrow Fist</text:p>
              </text:list-item>
              <text:list-item>
                <text:p text:style-name="P5">Reviving Fist Method</text:p>
              </text:list-item>
              <text:list-item>
                <text:p text:style-name="P3"><text:span text:style-name="T2">Step Behind Wipe The Sleeves R</text:span></text:p>
              </text:list-item>
              <text:list-item>
                <text:p text:style-name="P5">Bow Punch L</text:p>
              </text:list-item>
              <text:list-item>
                <text:p text:style-name="P5">Horse Punch R</text:p>
              </text:list-item>
              <text:list-item>
                <text:p text:style-name="P6"><text:span text:style-name="T2">Parry In Cat</text:span></text:p>
              </text:list-item>
              <text:list-item>
                <text:p text:style-name="P6"><text:span text:style-name="T2">Chop In Horse</text:span></text:p>
              </text:list-item>
              <text:list-item>
                <text:p text:style-name="P6"><text:span text:style-name="T2">Drill And Push</text:span></text:p>
              </text:list-item>
              <text:list-item>
                <text:p text:style-name="P7">Double Hanging Fists</text:p>
              </text:list-item>
              <text:list-item>
                <text:p text:style-name="P6"><text:span text:style-name="T2">Double Hanging Fists Come Down</text:span></text:p>
              </text:list-item>
              <text:list-item>
                <text:p text:style-name="P6"><text:span text:style-name="T2">Single Fist Break The Sky</text:span></text:p>
              </text:list-item>
              <text:list-item>
                <text:p text:style-name="P7">Double Fist Break The Sky</text:p>
              </text:list-item>
              <text:list-item>
                <text:p text:style-name="P7">8 Section Arrow Fist</text:p>
              </text:list-item>
              <text:list-item>
                <text:p text:style-name="P7">Reviving Fist Method</text:p>
              </text:list-item>
              <text:list-item>
                <text:p text:style-name="P6"><text:span text:style-name="T2">Hanging Foot Chop</text:span></text:p>
              </text:list-item>
              <text:list-item>
                <text:p text:style-name="P8">Turning Body Slashing Bamboo</text:p>
              </text:list-item>
              <text:list-item>
                <text:p text:style-name="P6"><text:span text:style-name="T2">Iron Door Fist (2 Headed Snake)</text:span></text:p>
              </text:list-item>
            </text:list>
          </text:list-item>
        </text:list>
        <text:list text:style-name="WW8Num9">
          <text:list-item>
            <text:p text:style-name="P2">Tiger</text:p>
          </text:list-item>
        </text:list>
        <text:list text:style-name="WW8Num39" text:continue-numbering="true">
          <text:list-item>
            <text:list text:continue-numbering="true">
              <text:list-item>
                <text:p text:style-name="P6"><text:span text:style-name="T2">Butterflies Scatter </text:span></text:p>
              </text:list-item>
              <text:list-item>
                <text:p text:style-name="P7">Black Tiger Claw L</text:p>
              </text:list-item>
              <text:list-item>
                <text:p text:style-name="P6"><text:span text:style-name="T2">Single Tiger Leaves The Cave R</text:span></text:p>
              </text:list-item>
              <text:list-item>
                <text:p text:style-name="P6"><text:span text:style-name="T2">Tiger Takes A Sheep L</text:span></text:p>
              </text:list-item>
              <text:list-item>
                <text:p text:style-name="P6"><text:span text:style-name="T2">Tiger Takes A Sheep R</text:span></text:p>
              </text:list-item>
              <text:list-item>
                <text:p text:style-name="P6"><text:span text:style-name="T2">Tiger Combats The Wolf R</text:span></text:p>
              </text:list-item>
              <text:list-item>
                <text:p text:style-name="P6"><text:span text:style-name="T2">Tiger Combats The Wolf L</text:span></text:p>
              </text:list-item>
              <text:list-item>
                <text:p text:style-name="P6"><text:span text:style-name="T2">Fierce Tiger Descends Mountain R</text:span></text:p>
              </text:list-item>
              <text:list-item>
                <text:p text:style-name="P6"><text:span text:style-name="T2">Fierce Tiger Descends Mountain L</text:span></text:p>
              </text:list-item>
              <text:list-item>
                <text:p text:style-name="P6"><text:span text:style-name="T2">Tiger Combats The Dragon</text:span></text:p>
              </text:list-item>
              <text:list-item>
                <text:p text:style-name="P6"><text:span text:style-name="T2">Return The Horse To The Stable L</text:span></text:p>
              </text:list-item>
              <text:list-item>
                <text:p text:style-name="P6"><text:span text:style-name="T2">Return The Horse To The Stable R</text:span></text:p>
              </text:list-item>
            </text:list>
          </text:list-item>
        </text:list>
        <text:list text:style-name="WW8Num9">
          <text:list-item>
            <text:p text:style-name="P9">Crane </text:p>
          </text:list-item>
        </text:list>
        <text:list text:style-name="WW8Num39" text:continue-numbering="true">
          <text:list-item>
            <text:list text:continue-numbering="true">
              <text:list-item>
                <text:p text:style-name="P6"><text:span text:style-name="T2">R T Sweep</text:span></text:p>
              </text:list-item>
              <text:list-item>
                <text:p text:style-name="P6"><text:span text:style-name="T2">L T Knee Break</text:span></text:p>
              </text:list-item>
              <text:list-item>
                <text:p text:style-name="P6"><text:span text:style-name="T2">Curve The Wing, Sink The Waist</text:span></text:p>
              </text:list-item>
              <text:list-item>
                <text:p text:style-name="P6"><text:span text:style-name="T2">Wipe The Sleeves</text:span></text:p>
              </text:list-item>
              <text:list-item>
                <text:p text:style-name="P6"><text:span text:style-name="T2">Throw The Ball Through The Waves</text:span></text:p>
              </text:list-item>
              <text:list-item>
                <text:p text:style-name="P6"><text:span text:style-name="T2">Punch Inside The Sleeves</text:span></text:p>
              </text:list-item>
              <text:list-item>
                <text:p text:style-name="P6"><text:span text:style-name="T2">Backfist Sweep</text:span></text:p>
              </text:list-item>
              <text:list-item>
                <text:p text:style-name="P6"><text:span text:style-name="T2">R T Knee Break</text:span></text:p>
              </text:list-item>
              <text:list-item>
                <text:p text:style-name="P6"><text:span text:style-name="T2">Curve The Wing , Sink The Waist</text:span></text:p>
              </text:list-item>
              <text:list-item>
                <text:p text:style-name="P7">Wipe The Sleeves</text:p>
              </text:list-item>
              <text:list-item>
                <text:p text:style-name="P7">Throw The Ball Through The Waves</text:p>
              </text:list-item>
              <text:list-item>
                <text:p text:style-name="P7">Punch Inside The Sleeves</text:p>
              </text:list-item>
              <text:list-item>
                <text:p text:style-name="P6"><text:span text:style-name="T2">Reincarnation Of Fulfilled Crane L</text:span></text:p>
              </text:list-item>
              <text:list-item>
                <text:p text:style-name="P6"><text:span text:style-name="T2">Reincarnation Of Fulfilled Crane R</text:span></text:p>
              </text:list-item>
              <text:list-item>
                <text:p text:style-name="P6"><text:span text:style-name="T2">Flying Crane Perched On 1 Leg R</text:span></text:p>
              </text:list-item>
              <text:list-item>
                <text:p text:style-name="P6"><text:span text:style-name="T2">Hungry Crane Pecks For Shrimp R</text:span></text:p>
              </text:list-item>
              <text:list-item>
                <text:p text:style-name="P6"><text:span text:style-name="T2">Flying Crane Perched On 1 Leg L</text:span></text:p>
              </text:list-item>
              <text:list-item>
                <text:p text:style-name="P6"><text:span text:style-name="T2">Hungry Crane Pecks For Shrimp L</text:span></text:p>
              </text:list-item>
              <text:list-item>
                <text:p text:style-name="P6"><text:span text:style-name="T2">Right Brace And Punch</text:span></text:p>
              </text:list-item>
              <text:list-item>
                <text:p text:style-name="P7">Left Brace And Punch</text:p>
              </text:list-item>
              <text:list-item>
                <text:p text:style-name="P6"><text:span text:style-name="T2">Black Dragon SwingsTail</text:span></text:p>
              </text:list-item>
              <text:list-item>
                <text:p text:style-name="P7">Monk Summons A Corpse</text:p>
              </text:list-item>
              <text:list-item>
                <text:p text:style-name="P6"><text:span text:style-name="T2">Tame Tiger/ Shoot Tiger</text:span></text:p>
              </text:list-item>
              <text:list-item>
                <text:p text:style-name="P7">8 Drunken Immortals</text:p>
              </text:list-item>
              <text:list-item>
                <text:p text:style-name="P10"><text:span text:style-name="T2">Lohan Comes Out Of The Cave</text:span></text:p>
              </text:list-item>
              <text:list-item>
                <text:p text:style-name="P11">Drunken Single Finger</text:p>
              </text:list-item>
              <text:list-item>
                <text:p text:style-name="P10"><text:span text:style-name="T2">Throwing Fists 1</text:span></text:p>
              </text:list-item>
              <text:list-item>
                <text:p text:style-name="P10"><text:span text:style-name="T2">Throwing Fists 2</text:span></text:p>
              </text:list-item>
              <text:list-item>
                <text:p text:style-name="P10"><text:span text:style-name="T2">Throwing Fists 3</text:span></text:p>
              </text:list-item>
              <text:list-item>
                <text:p text:style-name="P10"><text:span text:style-name="T2">Throwing Fists 4</text:span></text:p>
              </text:list-item>
            </text:list>
          </text:list-item>
        </text:list>
        <text:p text:style-name="P12"/>
        <text:list text:style-name="WW8Num9">
          <text:list-item>
            <text:p text:style-name="P2">Dragon </text:p>
          </text:list-item>
        </text:list>
        <text:list text:style-name="WW8Num39" text:continue-numbering="true">
          <text:list-item>
            <text:list text:continue-numbering="true">
              <text:list-item>
                <text:p text:style-name="P11">Under the Arm Arrow Fist R</text:p>
              </text:list-item>
              <text:list-item>
                <text:p text:style-name="P11">Dragon Stretches its Claws</text:p>
              </text:list-item>
              <text:list-item>
                <text:p text:style-name="P11">Dragon Thrusts it’s Claws</text:p>
              </text:list-item>
              <text:list-item>
                <text:p text:style-name="P10"><text:span text:style-name="T2">Iron Broom Leg R</text:span></text:p>
              </text:list-item>
              <text:list-item>
                <text:p text:style-name="P10"><text:span text:style-name="T2">Under The Arm Arrow Fist L</text:span></text:p>
              </text:list-item>
              <text:list-item>
                <text:p text:style-name="P11">Dragon Stretches its Claws</text:p>
              </text:list-item>
              <text:list-item>
                <text:p text:style-name="P11">Dragon Thrusts it’s Claws</text:p>
              </text:list-item>
              <text:list-item>
                <text:p text:style-name="P10"><text:span text:style-name="T2">Iron Broom Leg L</text:span></text:p>
              </text:list-item>
              <text:list-item>
                <text:p text:style-name="P11">Dragon Serves A Pearl</text:p>
              </text:list-item>
              <text:list-item>
                <text:p text:style-name="P11">Black Tiger Claw</text:p>
              </text:list-item>
              <text:list-item>
                <text:p text:style-name="P11">Sweep The Sea, Push The Mountain</text:p>
              </text:list-item>
              <text:list-item>
                <text:p text:style-name="P11">Separate the Metal</text:p>
              </text:list-item>
              <text:list-item>
                <text:p text:style-name="P11">Golden Star Hanging Fist</text:p>
              </text:list-item>
              <text:list-item>
                <text:p text:style-name="P11">Wild Tiger Pushes The Mountain</text:p>
              </text:list-item>
              <text:list-item>
                <text:p text:style-name="P11">Draw A Bow, Shoot An Arrow</text:p>
              </text:list-item>
              <text:list-item>
                <text:p text:style-name="P11">Flying Dragon</text:p>
              </text:list-item>
              <text:list-item>
                <text:p text:style-name="P10"><text:span text:style-name="T2">Kneeling Punch</text:span></text:p>
              </text:list-item>
              <text:list-item>
                <text:p text:style-name="P10"><text:span text:style-name="T2">Horse Uppercut</text:span></text:p>
              </text:list-item>
              <text:list-item>
                <text:p text:style-name="P10"><text:span text:style-name="T2">Bow Punch R</text:span></text:p>
              </text:list-item>
              <text:list-item>
                <text:p text:style-name="P10"><text:span text:style-name="T2">Breaking the Butterflies R</text:span></text:p>
              </text:list-item>
              <text:list-item>
                <text:p text:style-name="P10"><text:span text:style-name="T2">Breaking the Butterflies L</text:span></text:p>
              </text:list-item>
              <text:list-item>
                <text:p text:style-name="P10"><text:span text:style-name="T2">Shadow Of The Moon Hiding The Arm And Leg</text:span></text:p>
              </text:list-item>
              <text:list-item>
                <text:p text:style-name="P10"><text:span text:style-name="T2">Dragon Hides, Tiger Leaps</text:span></text:p>
              </text:list-item>
              <text:list-item>
                <text:p text:style-name="P11">Tiger Claws The Sand</text:p>
              </text:list-item>
              <text:list-item>
                <text:p text:style-name="P10"><text:span text:style-name="T2">Tiger’s Eye Leopard Fist</text:span></text:p>
              </text:list-item>
              <text:list-item>
                <text:p text:style-name="P11">Wipe The Sleeves</text:p>
              </text:list-item>
              <text:list-item>
                <text:p text:style-name="P10"><text:span text:style-name="T2">Bow Punch R</text:span></text:p>
              </text:list-item>
            </text:list>
          </text:list-item>
        </text:list>
        <text:p text:style-name="P13"/>
        <text:list text:style-name="WW8Num9">
          <text:list-item>
            <text:p text:style-name="P2">Closing</text:p>
          </text:list-item>
        </text:list>
        <text:list text:style-name="WW8Num10">
          <text:list-item>
            <text:p text:style-name="P14"><text:span text:style-name="T2">Dragon And Tiger Appear</text:span></text:p>
          </text:list-item>
          <text:list-item>
            <text:p text:style-name="P15">Double Dragon Spits Out A Pearl</text:p>
          </text:list-item>
        </text:list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Sans L" svg:font-family="'Nimbus Sans L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Sans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Nimbus Sans 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8Num2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Wingdings"/>
    </style:style>
    <style:style style:name="WW8Num10z0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5z0" style:family="text">
      <style:text-properties style:font-name="Wingdings"/>
    </style:style>
    <style:style style:name="WW8Num19z0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4z0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Wingdings"/>
    </style:style>
    <style:style style:name="WW8Num28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3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5z0" style:family="text">
      <style:text-properties style:font-name="Wingdings"/>
    </style:style>
    <style:style style:name="WW8Num39z0" style:family="text">
      <style:text-properties style:font-name="Courier New" style:font-name-complex="Courier New"/>
    </style:style>
    <style:style style:name="WW8Num39z2" style:family="text">
      <style:text-properties style:font-name="Wingdings"/>
    </style:style>
    <style:style style:name="WW8Num40z0" style:family="text">
      <style:text-properties style:font-name="Wingdings"/>
    </style:style>
    <style:style style:name="WW8Num42z0" style:family="text">
      <style:text-properties style:font-name="Symbol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 text:start-value="1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 text:start-value="17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 text:start-value="103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bullet text:level="1" text:style-name="WW8Num9z0" style:num-suffix="." text:bullet-char="">
        <style:list-level-properties text:space-before="0.25in"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2" text:style-name="WW8Num10z0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0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0z0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0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0z0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0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bullet text:level="1" text:style-name="WW8Num13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number text:level="1" style:num-suffix="." style:num-format="1" text:start-value="63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number text:level="1" style:num-suffix="." style:num-format="1" text:start-value="17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 text:start-value="5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bullet text:level="1" text:style-name="WW8Num19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 text:start-value="1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bullet text:level="1" text:style-name="WW8Num24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bullet text:level="1" text:style-name="WW8Num27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number text:level="1" style:num-suffix="." style:num-format="1" text:start-value="86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>
      <text:list-level-style-number text:level="1" style:num-suffix="." style:num-format="1" text:start-value="5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number text:level="1" style:num-suffix="." style:num-format="1" text:start-value="102">
        <style:list-level-properties text:space-before="0.25in" text:min-label-width="0.25in"/>
      </text:list-level-style-number>
      <text:list-level-style-bullet text:level="2" text:style-name="WW8Num34z1" style:num-suffix="." text:bullet-char="o">
        <style:list-level-properties text:space-before="0.75in" text:min-label-width="0.25in"/>
        <style:text-properties style:font-name="Courier New1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bullet text:level="1" text:style-name="WW8Num35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>
      <text:list-level-style-number text:level="1" style:num-suffix="." style:num-format="1" text:start-value="1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>
      <text:list-level-style-bullet text:level="1" text:style-name="WW8Num39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39z2" style:num-suffix="." text:bullet-char="">
        <style:list-level-properties text:space-before="1.3752in" text:min-label-width="0.25in"/>
        <style:text-properties style:font-name="Wingdings"/>
      </text:list-level-style-bullet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 text:consecutive-numbering="true">
      <text:list-level-style-bullet text:level="1" text:style-name="WW8Num40z0" style:num-suffix="." text:bullet-char="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number text:level="1" style:num-suffix="." style:num-format="1" text:start-value="86">
        <style:list-level-properties text:space-before="0.25in" text:min-label-width="0.25in"/>
      </text:list-level-style-number>
      <text:list-level-style-number text:level="2" style:num-suffix="." style:num-format="1" text:start-value="102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>
      <text:list-level-style-number text:level="1" style:num-suffix="." style:num-format="1" text:start-value="86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Tempus Sans ITC" fo:font-size="16pt" style:font-size-asian="16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text-properties style:font-name="Tempus Sans ITC" fo:language="none" fo:country="none" style:language-asian="none" style:country-asian="none"/>
    </style:style>
    <style:style style:name="P4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Tempus Sans ITC" fo:language="none" fo:country="none" style:language-asian="none" style:country-asian="none"/>
    </style:style>
    <style:style style:name="T2" style:family="text">
      <style:text-properties style:font-name="Tempus Sans ITC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char" svg:x="0in" svg:y="-0.3in" svg:width="0.7409in" svg:height="0.8in" draw:z-index="1"><draw:image xlink:href="Pictures/100000000000041200000465D81B1EE0.png" xlink:type="simple" xlink:show="embed" xlink:actuate="onLoad"/></draw:frame>United Martial Arts</text:p>
        <text:p text:style-name="P2"><text:span text:style-name="T1">10760 W. Hwy. 55</text:span><text:span text:style-name="T2"> Plymouth MN 55441</text:span></text:p>
        <text:p text:style-name="P3"><draw:line text:anchor-type="char" draw:z-index="3" draw:style-name="gr1" draw:text-style-name="P4" svg:x1="0in" svg:y1="0.0291in" svg:x2="7.4311in" svg:y2="0.0319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 Greetings and Salutations</dc:title>
    <meta:initial-creator>Sestihaculas the Demogorgon</meta:initial-creator>
    <meta:creation-date>2004-04-26T18:06:00</meta:creation-date>
    <dc:creator>Nik Ogura</dc:creator>
    <dc:date>2006-08-17T20:28:10</dc:date>
    <meta:printed-by>Nik Ogura</meta:printed-by>
    <meta:print-date>2006-08-17T20:27:59</meta:print-date>
    <dc:language>en-US</dc:language>
    <meta:editing-cycles>6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95" meta:word-count="855" meta:character-count="4499"/>
  </office:meta>
</office:document-meta>
</file>